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leo Script Swash Caps" svg:font-family="'Oleo Script Swash Caps', cursive"/>
  </office:font-face-decls>
  <office:automatic-styles>
    <style:style style:name="P1" style:family="paragraph" style:parent-style-name="Heading_20_2">
      <style:text-properties fo:font-variant="normal" fo:text-transform="none" fo:color="#696969" loext:opacity="100%" style:font-name="Lato" fo:letter-spacing="normal" fo:font-style="normal" fo:font-weight="normal"/>
    </style:style>
    <style:style style:name="P2"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696969" loext:opacity="100%" style:font-name="Oleo Script Swash Caps"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Hola!</text:h>
      <text:p text:style-name="P2">En primer lugar quiero darte una calurosa Bienvenida por llegar hasta aquí y decirte que no es casualidad que hoy hayas encontrado este contenido.</text:p>
      <text:p text:style-name="P2">Para mí es un placer compartir contigo y contarte que en esta página encontrarás todo lo necesario para comenzar la transformación que te llevará a ser la mejor versión de ti mismo.</text:p>
      <text:p text:style-name="P2">Mi principal propósito es guiarte a recordar que dentro de ti cuentas con un poder creador ilimitado, que te permite alcanzar la plenitud en todos los aspectos de tu vida. Cada vez que entres aquí será nuestra gran excusa para reencontrarnos; los invito a imaginar cada encuentro en esta nuestra casa, planteándonos grandes conversaciones, ideas, sentimientos, emociones y experiencias, fortaleciéndonos cada vez más como seres espirituales viviendo una experiencia humana</text:p>
      <text:p text:style-name="P2">Te prometo que será una experiencia que valdrá totalmente la pena y que te ayudará a encontrar tu propósito de vida, vivir en el aquí y el ahora, recordándote que la Vida es HOY! encontrando de está forma el Amor y la Luz que habita dentro de ti,para expandirla a todo el universo y ser ese grano de arena que suma en este mundo y que tanto necesita.</text:p>
      <text:p text:style-name="P2">Comenzemos!</text:p>
      <text:p text:style-name="P2">Con Amor...</text:p>
      <text:p text:style-name="P2">Duvi</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leo Script Swash Caps" svg:font-family="'Oleo Script Swash Caps', cursiv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4T15:57:04.658000000</meta:creation-date>
    <dc:date>2022-05-24T15:57:32.647000000</dc:date>
    <meta:editing-duration>PT28S</meta:editing-duration>
    <meta:editing-cycles>1</meta:editing-cycles>
    <meta:document-statistic meta:table-count="0" meta:image-count="0" meta:object-count="0" meta:page-count="1" meta:paragraph-count="8" meta:word-count="199" meta:character-count="1180" meta:non-whitespace-character-count="989"/>
    <meta:generator>LibreOffice/7.2.1.2$Windows_X86_64 LibreOffice_project/87b77fad49947c1441b67c559c339af8f3517e22</meta:generator>
  </office:meta>
</office:document-meta>
</file>